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4c69b" officeooo:paragraph-rsid="0014c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voreDecisao, crossval on</text:p>
      <text:p text:style-name="P1">======= Atributos Relevantes ==========</text:p>
      <text:p text:style-name="P1">Grupo <text:s/>1: <text:s/>petalwidth <text:s/></text:p>
      <text:p text:style-name="P1">Grupo <text:s/>2: <text:s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4.700000] <text:s/><text:tab/>]4.700000 ~ 5.200000] <text:tab/>]5.200000 ~ 5.800000]</text:p>
      <text:p text:style-name="P1">sepalwidth = <text:tab/>[2.300000 ~ 3.200000] <text:s/><text:tab/>]3.200000 ~ 3.700000] <text:tab/>]3.700000 ~ 4.400000]</text:p>
      <text:p text:style-name="P1">petallength = <text:tab/>[1.000000 ~ 1.200000] <text:s/><text:tab/>]1.200000 ~ 1.500000] <text:tab/>]1.500000 ~ 1.900000]</text:p>
      <text:p text:style-name="P1">petalwidth = <text:tab/>[0.100000 ~ 0.200000] <text:s/><text:tab/>]0.200000 ~ 0.400000] <text:tab/>]0.400000 ~ 0.600000]</text:p>
      <text:p text:style-name="P1"/>
      <text:p text:style-name="P1">GRUPO 2</text:p>
      <text:p text:style-name="P1">sepallength = <text:tab/>[4.900000 ~ 5.600000] <text:s/><text:tab/>]5.600000 ~ 6.300000] <text:tab/>]6.300000 ~ 7.000000]</text:p>
      <text:p text:style-name="P1">sepalwidth = <text:tab/>[2.000000 ~ 2.400000] <text:s/><text:tab/>]2.400000 ~ 2.800000] <text:tab/>]2.800000 ~ 3.400000]</text:p>
      <text:p text:style-name="P1">petallength = <text:tab/>[3.000000 ~ 3.800000] <text:s/><text:tab/>]3.800000 ~ 4.400000] <text:tab/>]4.400000 ~ 5.100000]</text:p>
      <text:p text:style-name="P1">petalwidth = <text:tab/>[1.000000 ~ 1.200000] <text:s/><text:tab/>]1.200000 ~ 1.500000] <text:tab/>]1.500000 ~ 1.800000]</text:p>
      <text:p text:style-name="P1"/>
      <text:p text:style-name="P1">GRUPO 3</text:p>
      <text:p text:style-name="P1">sepallength = <text:tab/>[4.900000 ~ 6.100000] <text:s/><text:tab/>]6.100000 ~ 6.900000] <text:tab/>]6.900000 ~ 7.900000]</text:p>
      <text:p text:style-name="P1">sepalwidth = <text:tab/>[2.200000 ~ 2.700000] <text:s/><text:tab/>]2.700000 ~ 3.100000] <text:tab/>]3.100000 ~ 3.800000]</text:p>
      <text:p text:style-name="P1">petallength = <text:tab/>[4.500000 ~ 5.200000] <text:s/><text:tab/>]5.200000 ~ 5.800000] <text:tab/>]5.800000 ~ 6.900000]</text:p>
      <text:p text:style-name="P1">petalwidth = <text:tab/>[1.400000 ~ 1.700000] <text:s/><text:tab/>]1.700000 ~ 2.100000] <text:tab/>]2.1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2 <text:tab/>28</text:p>
      <text:p text:style-name="P1">sepalwidth <text:tab/>2 <text:tab/>22</text:p>
      <text:p text:style-name="P1">petallength <text:tab/>2 <text:tab/>33</text:p>
      <text:p text:style-name="P1">petalwidth <text:tab/>1 <text:tab/>34</text:p>
      <text:p text:style-name="P1"/>
      <text:p text:style-name="P1">Grupo : 2</text:p>
      <text:p text:style-name="P1">Atributo <text:tab/>Faixa <text:tab/>Qtd_Rep</text:p>
      <text:p text:style-name="P1">sepallength <text:tab/>2 <text:tab/>23</text:p>
      <text:p text:style-name="P1">sepalwidth <text:tab/>3 <text:tab/>23</text:p>
      <text:p text:style-name="P1">petallength <text:tab/>2 <text:tab/>21</text:p>
      <text:p text:style-name="P1">petalwidth <text:tab/>2 <text:tab/>30</text:p>
      <text:p text:style-name="P1"/>
      <text:p text:style-name="P1">Grupo : 3</text:p>
      <text:p text:style-name="P1">Atributo <text:tab/>Faixa <text:tab/>Qtd_Rep</text:p>
      <text:p text:style-name="P1">sepallength <text:tab/>2 <text:tab/>27</text:p>
      <text:p text:style-name="P1">sepalwidth <text:tab/>2 <text:tab/>26</text:p>
      <text:p text:style-name="P1">petallength <text:tab/>2 <text:tab/>19</text:p>
      <text:p text:style-name="P1">petalwidth <text:tab/>2 <text:tab/>28</text:p>
      <text:p text:style-name="P1"/>
      <text:p text:style-name="P1"/>
      <text:p text:style-name="P1"><text:soft-page-break/>===== Rótulos por GRUPO =====</text:p>
      <text:p text:style-name="P1"/>
      <text:p text:style-name="P1">Grupo <text:tab/>Atributo <text:tab/>n_Elem <text:tab/>Faixa_Min~Faixa_Max</text:p>
      <text:p text:style-name="P1">1 <text:tab/>petalwidth <text:tab/>34 <text:tab/>[0.100000 ~ 0.200000]</text:p>
      <text:p text:style-name="P1">2 <text:tab/>petalwidth <text:tab/>30 <text:tab/>]1.200000 ~ 1.500000]</text:p>
      <text:p text:style-name="P1">3 <text:tab/>petalwidth <text:tab/>28 <text:tab/>]1.700000 ~ 2.100000]</text:p>
      <text:p text:style-name="P1"/>
      <text:p text:style-name="P1">===== Erros =====</text:p>
      <text:p text:style-name="P1">Grupo <text:tab/>#Elem <text:tab/>Atributos <text:tab/>Acertos <text:tab/>tx_Erros(</text:p>
      <text:p text:style-name="P1">1 <text:tab/>50 <text:tab/>petalwidth <text:tab/>34 <text:tab/><text:tab/>32.000000</text:p>
      <text:p text:style-name="P1">2 <text:tab/>50 <text:tab/>petalwidth <text:tab/>35 <text:tab/><text:tab/>30.000000</text:p>
      <text:p text:style-name="P1">3 <text:tab/>50 <text:tab/>petalwidth <text:tab/>29 <text:tab/><text:tab/>42.000000</text:p>
      <text:p text:style-name="P1"/>
      <text:p text:style-name="P1">Cluster=1 #Elem =50 - Nº Reg do Rótulo = 34</text:p>
      <text:p text:style-name="P1">Cluster=2 #Elem =50 - Nº Reg do Rótulo = 35</text:p>
      <text:p text:style-name="P1">Cluster=3 #Elem =50 - Nº Reg do Rótulo =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07:41.643643800</meta:creation-date>
    <dc:date>2017-11-07T14:13:26.644614148</dc:date>
    <meta:editing-duration>PT5M45S</meta:editing-duration>
    <meta:editing-cycles>1</meta:editing-cycles>
    <meta:document-statistic meta:table-count="0" meta:image-count="0" meta:object-count="0" meta:page-count="2" meta:paragraph-count="54" meta:word-count="309" meta:character-count="2077" meta:non-whitespace-character-count="1701"/>
    <meta:generator>LibreOffice/5.3.4.2$Linux_X86_64 LibreOffice_project/30m0$Build-2</meta:generator>
  </office:meta>
</office:document-meta>
</file>